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17]/[.B217]*60" office:value-type="string" office:string-value="" calcext:value-type="error">
            <text:p>#DIV/0!</text:p>
          </table:table-cell>
          <table:table-cell table:formula="of:=[.D217]/[.C217]/[.E217]" office:value-type="string" office:string-value="" calcext:value-type="error">
            <text:p>#DIV/0!</text:p>
          </table:table-cell>
          <table:table-cell table:formula="of:=[.M217] * 1.60934" office:value-type="string" office:string-value="" calcext:value-type="error">
            <text:p>#DIV/0!</text:p>
          </table:table-cell>
          <table:table-cell table:formula="of:=[.N217]*1000" office:value-type="string" office:string-value="" calcext:value-type="error">
            <text:p>#DIV/0!</text:p>
          </table:table-cell>
          <table:table-cell table:formula="of:=[.O217]*[.E2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9])" office:value-type="float" office:value="0.0000294275121357694" calcext:value-type="float">
            <text:p>2.94275121357694E-05</text:p>
          </table:table-cell>
          <table:table-cell table:formula="of:=AVERAGE([.N2:.N209])" office:value-type="float" office:value="0.0000473588723805792" calcext:value-type="float">
            <text:p>4.7358872380579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23:36:16.5899532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2-17T23:43:11.294831972</dc:date>
    <meta:editing-duration>P1DT1H42M17S</meta:editing-duration>
    <meta:editing-cycles>154</meta:editing-cycles>
    <meta:generator>LibreOffice/7.2.4.1$Linux_X86_64 LibreOffice_project/20$Build-1</meta:generator>
    <meta:document-statistic meta:table-count="1" meta:cell-count="3561" meta:object-count="0"/>
  </office:meta>
</office:document-meta>
</file>